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2">
      <style:text-properties officeooo:paragraph-rsid="00d345a1"/>
    </style:style>
    <style:style style:name="P2" style:family="paragraph" style:parent-style-name="Standard">
      <style:text-properties officeooo:rsid="0004e719" officeooo:paragraph-rsid="009bcd52"/>
    </style:style>
    <style:style style:name="P3" style:family="paragraph" style:parent-style-name="Standard">
      <style:text-properties officeooo:rsid="00067d64" officeooo:paragraph-rsid="00067d64"/>
    </style:style>
    <style:style style:name="P4" style:family="paragraph" style:parent-style-name="Standard">
      <style:text-properties officeooo:rsid="00076b46" officeooo:paragraph-rsid="00076b46"/>
    </style:style>
    <style:style style:name="P5" style:family="paragraph" style:parent-style-name="Standard">
      <style:text-properties officeooo:rsid="0007bd8a" officeooo:paragraph-rsid="0007bd8a"/>
    </style:style>
    <style:style style:name="P6" style:family="paragraph" style:parent-style-name="Standard">
      <style:text-properties officeooo:rsid="0007bd8a" officeooo:paragraph-rsid="003fe4e1"/>
    </style:style>
    <style:style style:name="P7" style:family="paragraph" style:parent-style-name="Standard">
      <style:text-properties officeooo:rsid="000dce05" officeooo:paragraph-rsid="000dce05"/>
    </style:style>
    <style:style style:name="P8" style:family="paragraph" style:parent-style-name="Standard">
      <style:text-properties officeooo:rsid="000f7fe1" officeooo:paragraph-rsid="000f7fe1"/>
    </style:style>
    <style:style style:name="P9" style:family="paragraph" style:parent-style-name="Standard">
      <style:text-properties fo:font-style="italic" officeooo:rsid="0007bd8a" officeooo:paragraph-rsid="003fe4e1" style:font-style-asian="italic" style:font-style-complex="italic"/>
    </style:style>
    <style:style style:name="P10" style:family="paragraph" style:parent-style-name="Standard">
      <style:text-properties fo:font-style="italic" officeooo:rsid="007a5d4b" officeooo:paragraph-rsid="008dccba" style:font-style-asian="italic" style:font-style-complex="italic"/>
    </style:style>
    <style:style style:name="P11" style:family="paragraph" style:parent-style-name="Standard">
      <style:text-properties officeooo:rsid="00893b00" officeooo:paragraph-rsid="008dccba"/>
    </style:style>
    <style:style style:name="P12" style:family="paragraph" style:parent-style-name="Standard">
      <style:text-properties officeooo:rsid="00e7806c" officeooo:paragraph-rsid="00e7806c"/>
    </style:style>
    <style:style style:name="P13" style:family="paragraph" style:parent-style-name="Text_20_body">
      <style:text-properties officeooo:rsid="00285bfa" officeooo:paragraph-rsid="00ab3c19"/>
    </style:style>
    <style:style style:name="P14" style:family="paragraph" style:parent-style-name="Text_20_body">
      <style:text-properties officeooo:rsid="003fe4e1" officeooo:paragraph-rsid="003fe4e1"/>
    </style:style>
    <style:style style:name="P15" style:family="paragraph" style:parent-style-name="Text_20_body">
      <style:text-properties officeooo:rsid="00436af7" officeooo:paragraph-rsid="00d345a1"/>
    </style:style>
    <style:style style:name="P16" style:family="paragraph" style:parent-style-name="Text_20_body">
      <style:text-properties officeooo:rsid="004a8d4e" officeooo:paragraph-rsid="004a8d4e"/>
    </style:style>
    <style:style style:name="P17" style:family="paragraph" style:parent-style-name="Text_20_body">
      <style:text-properties officeooo:rsid="004ddbc9" officeooo:paragraph-rsid="00ac9ea4"/>
    </style:style>
    <style:style style:name="P18" style:family="paragraph" style:parent-style-name="Text_20_body">
      <style:text-properties officeooo:rsid="00547f07" officeooo:paragraph-rsid="00d5d029"/>
    </style:style>
    <style:style style:name="P19" style:family="paragraph" style:parent-style-name="Text_20_body">
      <style:text-properties officeooo:rsid="00547f07" officeooo:paragraph-rsid="00de6004"/>
    </style:style>
    <style:style style:name="P20" style:family="paragraph" style:parent-style-name="Text_20_body">
      <style:text-properties officeooo:rsid="005c8ed0" officeooo:paragraph-rsid="00d345a1"/>
    </style:style>
    <style:style style:name="P21" style:family="paragraph" style:parent-style-name="Text_20_body">
      <style:text-properties fo:font-style="italic" officeooo:rsid="00604808" officeooo:paragraph-rsid="00d345a1" style:font-style-asian="italic" style:font-style-complex="italic"/>
    </style:style>
    <style:style style:name="P22" style:family="paragraph" style:parent-style-name="Text_20_body">
      <style:text-properties fo:font-style="normal" officeooo:rsid="007a5d4b" officeooo:paragraph-rsid="008dccba" style:font-style-asian="normal" style:font-style-complex="normal"/>
    </style:style>
    <style:style style:name="P23" style:family="paragraph" style:parent-style-name="Text_20_body">
      <style:text-properties officeooo:rsid="00c5f85f" officeooo:paragraph-rsid="00c5f85f"/>
    </style:style>
    <style:style style:name="P24" style:family="paragraph" style:parent-style-name="Text_20_body">
      <style:text-properties officeooo:rsid="00ca18d9" officeooo:paragraph-rsid="00ca18d9"/>
    </style:style>
    <style:style style:name="P25" style:family="paragraph" style:parent-style-name="Heading_20_1">
      <style:text-properties officeooo:paragraph-rsid="008dccba"/>
    </style:style>
    <style:style style:name="T1" style:family="text">
      <style:text-properties officeooo:rsid="0005cf79"/>
    </style:style>
    <style:style style:name="T2" style:family="text">
      <style:text-properties officeooo:rsid="0007bd8a"/>
    </style:style>
    <style:style style:name="T3" style:family="text">
      <style:text-properties officeooo:rsid="0008e8a4"/>
    </style:style>
    <style:style style:name="T4" style:family="text">
      <style:text-properties officeooo:rsid="000a98aa"/>
    </style:style>
    <style:style style:name="T5" style:family="text">
      <style:text-properties officeooo:rsid="000ecf6c"/>
    </style:style>
    <style:style style:name="T6" style:family="text">
      <style:text-properties officeooo:rsid="001032d2"/>
    </style:style>
    <style:style style:name="T7" style:family="text">
      <style:text-properties officeooo:rsid="0011716c"/>
    </style:style>
    <style:style style:name="T8" style:family="text">
      <style:text-properties officeooo:rsid="0012806b"/>
    </style:style>
    <style:style style:name="T9" style:family="text">
      <style:text-properties officeooo:rsid="001488fb"/>
    </style:style>
    <style:style style:name="T10" style:family="text">
      <style:text-properties officeooo:rsid="001aac72"/>
    </style:style>
    <style:style style:name="T11" style:family="text">
      <style:text-properties officeooo:rsid="002890dd"/>
    </style:style>
    <style:style style:name="T12" style:family="text">
      <style:text-properties officeooo:rsid="0046f360"/>
    </style:style>
    <style:style style:name="T13" style:family="text">
      <style:text-properties officeooo:rsid="004d42bd"/>
    </style:style>
    <style:style style:name="T14" style:family="text">
      <style:text-properties fo:font-style="italic" officeooo:rsid="004f1a48" style:font-style-asian="italic" style:font-style-complex="italic"/>
    </style:style>
    <style:style style:name="T15" style:family="text">
      <style:text-properties fo:font-style="italic" officeooo:rsid="00604808" style:font-style-asian="italic" style:font-style-complex="italic"/>
    </style:style>
    <style:style style:name="T16" style:family="text">
      <style:text-properties fo:font-style="italic" officeooo:rsid="00c42a0e" style:font-style-asian="italic" style:font-style-complex="italic"/>
    </style:style>
    <style:style style:name="T17" style:family="text">
      <style:text-properties fo:font-style="italic" officeooo:rsid="005533c8" style:font-style-asian="italic" style:font-style-complex="italic"/>
    </style:style>
    <style:style style:name="T18" style:family="text">
      <style:text-properties fo:font-style="italic" officeooo:rsid="00de6004" style:font-style-asian="italic" style:font-style-complex="italic"/>
    </style:style>
    <style:style style:name="T19" style:family="text">
      <style:text-properties officeooo:rsid="00515019"/>
    </style:style>
    <style:style style:name="T20" style:family="text">
      <style:text-properties officeooo:rsid="00523751"/>
    </style:style>
    <style:style style:name="T21" style:family="text">
      <style:text-properties officeooo:rsid="00547f07"/>
    </style:style>
    <style:style style:name="T22" style:family="text">
      <style:text-properties officeooo:rsid="005533c8"/>
    </style:style>
    <style:style style:name="T23" style:family="text">
      <style:text-properties officeooo:rsid="005e4a5a"/>
    </style:style>
    <style:style style:name="T24" style:family="text">
      <style:text-properties officeooo:rsid="00615657"/>
    </style:style>
    <style:style style:name="T25" style:family="text">
      <style:text-properties officeooo:rsid="006f7e00"/>
    </style:style>
    <style:style style:name="T26" style:family="text">
      <style:text-properties officeooo:rsid="006f8462"/>
    </style:style>
    <style:style style:name="T27" style:family="text">
      <style:text-properties officeooo:rsid="00753e71"/>
    </style:style>
    <style:style style:name="T28" style:family="text">
      <style:text-properties officeooo:rsid="007e1e0a"/>
    </style:style>
    <style:style style:name="T29" style:family="text">
      <style:text-properties officeooo:rsid="008af501"/>
    </style:style>
    <style:style style:name="T30" style:family="text">
      <style:text-properties officeooo:rsid="008bf60f"/>
    </style:style>
    <style:style style:name="T31" style:family="text">
      <style:text-properties officeooo:rsid="0092683e"/>
    </style:style>
    <style:style style:name="T32" style:family="text">
      <style:text-properties officeooo:rsid="00b193b6"/>
    </style:style>
    <style:style style:name="T33" style:family="text">
      <style:text-properties officeooo:rsid="00b261a8"/>
    </style:style>
    <style:style style:name="T34" style:family="text">
      <style:text-properties officeooo:rsid="00b5a40c"/>
    </style:style>
    <style:style style:name="T35" style:family="text">
      <style:text-properties officeooo:rsid="00b77ec9"/>
    </style:style>
    <style:style style:name="T36" style:family="text">
      <style:text-properties officeooo:rsid="00b8b76e"/>
    </style:style>
    <style:style style:name="T37" style:family="text">
      <style:text-properties officeooo:rsid="00ba8f61"/>
    </style:style>
    <style:style style:name="T38" style:family="text">
      <style:text-properties officeooo:rsid="00c2339a"/>
    </style:style>
    <style:style style:name="T39" style:family="text">
      <style:text-properties officeooo:rsid="00c4bb9a"/>
    </style:style>
    <style:style style:name="T40" style:family="text">
      <style:text-properties officeooo:rsid="00c658e5"/>
    </style:style>
    <style:style style:name="T41" style:family="text">
      <style:text-properties officeooo:rsid="00c9efaa"/>
    </style:style>
    <style:style style:name="T42" style:family="text">
      <style:text-properties officeooo:rsid="00cc0801"/>
    </style:style>
    <style:style style:name="T43" style:family="text">
      <style:text-properties officeooo:rsid="00e8b89e"/>
    </style:style>
    <style:style style:name="T44" style:family="text">
      <style:text-properties officeooo:rsid="00eba5b9"/>
    </style:style>
    <style:style style:name="T45" style:family="text">
      <style:text-properties officeooo:rsid="00ecbdc4"/>
    </style:style>
    <style:style style:name="T46" style:family="text">
      <style:text-properties officeooo:rsid="00ee32c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ausalität der <text:span text:style-name="T2">Machtw</text:span>irkung im <text:span text:style-name="T19">nichtlinearen </text:span>System</text:p>
      <text:h text:style-name="Heading_20_1" text:outline-level="1">Einleitung</text:h>
      <text:p text:style-name="P2">Wir können eine Wirklichkeit im wesentlichen in <text:span text:style-name="T36">drei</text:span> zusammenhängende Einzelteile einteilen. Der <text:span text:style-name="T37">Machtwirkung</text:span>, <text:span text:style-name="T1">der </text:span>Kausalität <text:span text:style-name="T1">als Abfolge von Machtwirkungen</text:span> und <text:span text:style-name="T20">eines nichtlinearen</text:span> Systems in welchem <text:span text:style-name="T1">all </text:span>dies geschieht.</text:p>
      <text:p text:style-name="P2"/>
      <text:p text:style-name="P2"><text:span text:style-name="T31">Auch wenn Wirkung und Macht hier getrennt behandelt werden sollte es doch zu jedem Zeitpunkt klar sein, dass es sich um ein einheitliches Phänomen handelt welches aus zwei Perspektiven, nämlich jener des Wirkenden und jener der gewirkten Macht an sich, betrachtet wird. Dies ist dem Umstand zu schulden, dass der Wirkende selber nur Macht ist und hier tatsächlich entweder eine Emittierung und somit Abspaltung von Macht oder Auflösung stattfindet.</text:span></text:p>
      <text:p text:style-name="P2"/>
      <text:p text:style-name="P12">Dieser Text behandelt auch eine virtuelle Wirklichkeit als Abstraktion einer reelen Wirklichkeit. Dies ist <text:span text:style-name="T44">zum einfachen Verständniss </text:span>nur aus einer Ebene betrachtet. <text:span text:style-name="T45">Es gilt</text:span> Abstraktion <text:span text:style-name="T45">kann</text:span> abstrahiert werden. <text:span text:style-name="T46">Es ist sogar fraglich ob es ein „reel Reeles“ also eine „nicht Abstraktion“ geben kann.</text:span></text:p>
      <text:h text:style-name="Heading_20_1" text:outline-level="1">Die Wirkung</text:h>
      <text:p text:style-name="P24">Ist eine machttragende Beziehung zwischen genau <text:span text:style-name="T42">einer</text:span> und mindestens <text:span text:style-name="T42">einer Information</text:span>. <text:span text:style-name="T12">Sie überträgt Macht direkt an eine bestimmte Teilmenge des Gesamtsystems.</text:span></text:p>
      <text:p text:style-name="P13"><text:span text:style-name="T11">Ich unterscheide zwei Wirktypen.</text:span></text:p>
      <text:h text:style-name="Heading_20_2" text:outline-level="2">Die stetige Wirkung</text:h>
      <text:p text:style-name="P16">Trägt <text:span text:style-name="T13">dauerhaft</text:span> Macht an eine <text:span text:style-name="T39">bestimmte </text:span>Teilmenge des Gesamtsystem<text:span text:style-name="T38">s</text:span>.</text:p>
      <text:h text:style-name="Heading_20_2" text:outline-level="2">Die unstetige Wirkung</text:h>
      <text:p text:style-name="P17">Trägt zyklisch oder einmalig Macht an eine bestimmte Teilmenge des Gesamtsystem.</text:p>
      <text:p text:style-name="P17"><text:span text:style-name="T14">Ein verklumpen von Macht </text:span><text:span text:style-name="T16">also Information</text:span><text:span text:style-name="T14"> kann vermutlich nur durch eine unstetige Wirkung erreicht werden.</text:span></text:p>
      <text:h text:style-name="Heading_20_2" text:outline-level="2">Die virtuelle Wirkung</text:h>
      <text:p text:style-name="P23">Wird virtuelle Macht gewirkt, so ist dies eine virtuelle Wirkung. Eine virtuelle Wirkung kann keine reele Macht <text:span text:style-name="T40">tragen, jedoch als Katalysator einer reelen Wirkung dienen.</text:span></text:p>
      <text:h text:style-name="Heading_20_1" text:outline-level="1">Die Macht</text:h>
      <text:p text:style-name="P14">Die Macht is die Qua<text:span text:style-name="T41">n</text:span>tität einer Wirkung.</text:p>
      <text:p text:style-name="P14"><text:soft-page-break/></text:p>
      <text:h text:style-name="Heading_20_2" text:outline-level="2"><text:span text:style-name="T35">Reele</text:span> Macht</text:h>
      <text:p text:style-name="P15"><text:span text:style-name="T25">Ist jene Menge an Informationsänderungen welche von der Wirkung getragen wurde</text:span>.</text:p>
      <text:h text:style-name="P1" text:outline-level="2"><text:span text:style-name="T32">Virtuelle</text:span> Macht</text:h>
      <text:p text:style-name="P20"><text:span text:style-name="T33">Virtuelle</text:span> Macht ist <text:span text:style-name="T27">jene</text:span> Menge an Informationsänderungen welche nicht <text:span text:style-name="T26">von der Wirkung getragen aber von deren reelen Macht verursacht wurde.</text:span></text:p>
      <text:p text:style-name="P20"><text:span text:style-name="T23">Indirekte Macht kann nur perspektivisch erfasst werden da sie immer eine direkte Machtwirkung als Ursache braucht.</text:span></text:p>
      <text:p text:style-name="P20"/>
      <text:p text:style-name="P21">Das für den Menschen wohl wesentlichste Beispiel indirekter Machtwirkung <text:span text:style-name="T24">ist Dienstleistung. Man bewirkt, dass ein Haus entsteht ohne die Bauteile zu bewegen. Die eigentliche Wirkung beschränkt sich in der heutigen Welt auf die Weitergabe von Geld welches eine „geringe“ reele jedoch eine unbeschränkt große virtuelle Machtverklumpung ist. Das entstehen des Hauses ist reine indirekte Machtwirkung. Wir erinnern uns, Macht ist Informationsänderung. Zahlen haben die Geldtasche oder das Konto gewechselt.</text:span></text:p>
      <text:h text:style-name="Heading_20_2" text:outline-level="2">Verklumpte Macht/<text:span text:style-name="T21">Information</text:span></text:h>
      <text:p text:style-name="P18">Wenn eine unstetige Wirkung eine Verklumpung von <text:span text:style-name="T34">reeler und/oder virtueller</text:span> Macht verursacht entsteht Information. <text:span text:style-name="T22">Information kann sowohl Masse aus reeler als auch Komplexität aus virtueller Macht auf- oder abbauen, je nachdem ob sie Macht absorbiert oder emittiert.</text:span></text:p>
      <text:p text:style-name="P18"/>
      <text:p text:style-name="P19"><text:span text:style-name="T17">Solche Klumpen können Teils gigantische und/oder komplexe Strukturen bilden.</text:span></text:p>
      <text:p text:style-name="P19"><text:span text:style-name="T18">Die Sonne ist als eine der massereichsten, d</text:span><text:span text:style-name="T17">er Mensch ist als eine der komplexesten beobachtbaren Infromationen bekannt.</text:span></text:p>
      <text:h text:style-name="Heading_20_1" text:outline-level="1"><text:span text:style-name="T10">Das </text:span>System</text:h>
      <text:p text:style-name="P3">Das System ist schlicht als ein Wirkmedium zu betrachten, dh. ein Medium in welchem Wirkungen stattfinden können.</text:p>
      <text:p text:style-name="P3"/>
      <text:p text:style-name="P4">Wir unterscheiden zwei hypothetische Systemausprägungen.</text:p>
      <text:h text:style-name="Heading_20_2" text:outline-level="2">Das stetige System</text:h>
      <text:p text:style-name="P6">In <text:span text:style-name="T7">diesem System können Quanten</text:span> direkt nur stetig <text:span text:style-name="T9">w</text:span>irk<text:span text:style-name="T8">en</text:span>.</text:p>
      <text:p text:style-name="P6"/>
      <text:p text:style-name="P9">Obwohl ein System mit <text:span text:style-name="T4">auch/nur</text:span> einseitig<text:span text:style-name="T3">en Wirkungen denkbar scheint, empfinde ich vorläufig nur das stetige Wechselwirkungssystem welches wir selber erfahren als sinnvolles Modell.</text:span></text:p>
      <text:p text:style-name="P5"/>
      <text:h text:style-name="Heading_20_2" text:outline-level="2"><text:soft-page-break/>Das unstetige System</text:h>
      <text:p text:style-name="P7">Hier sind keine stetigen Wirkungen möglich. Man kann sie über math. Integration beliebig genau unter Einsatz von <text:span text:style-name="T5">iterativem Aufwand</text:span> annähern.</text:p>
      <text:p text:style-name="P7"/>
      <text:p text:style-name="P8">Im unstetigen System können nur <text:span text:style-name="T6">Teilchen</text:span> existieren.</text:p>
      <text:p text:style-name="P8"/>
      <text:p text:style-name="P11">Das unstetige System kann heute nur als Abstraktion <text:span text:style-name="T29">eines</text:span> stetigen Systems <text:span text:style-name="T30">beobachtet werden.</text:span></text:p>
      <text:h text:style-name="P25" text:outline-level="1">Die Kausalität</text:h>
      <text:p text:style-name="P22">Sie ist <text:span text:style-name="T28">eine Menge an sich verzweigenden Abfolgen aufeinanderfolgender oder im stetigen Fall sich parallel entwickelnder direkter Machtwirkungen zu betrachten. Je nach beschaffenheit des Systems kann die Kausalität im Rahmen der Möglichkeiten und Betrachtung mehrdimensional komplex sein.</text:span></text:p>
      <text:p text:style-name="P22"/>
      <text:p text:style-name="P10"><text:span text:style-name="T28">Im unstetigen System ist ein Graph die Darstellungsmethode der Wahl.</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master-page-name="">
      <style:paragraph-properties fo:text-align="center" style:justify-single-word="false" style:page-number="auto" style:writing-mode="page"/>
      <style:text-properties fo:font-size="2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0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8:19:36.785173237</meta:creation-date>
    <dc:date>2017-06-22T20:25:35.310159101</dc:date>
    <meta:editing-duration>PT2H4M15S</meta:editing-duration>
    <meta:editing-cycles>202</meta:editing-cycles>
    <meta:generator>LibreOffice/5.3.3.2$Linux_X86_64 LibreOffice_project/30m0$Build-2</meta:generator>
    <meta:document-statistic meta:table-count="0" meta:image-count="0" meta:object-count="0" meta:page-count="3" meta:paragraph-count="40" meta:word-count="601" meta:character-count="4260" meta:non-whitespace-character-count="3712"/>
  </office:meta>
</office:document-meta>
</file>